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erif"/>
    <style:font-face style:name="Oswald" svg:font-family="Oswald, sans-serif"/>
    <style:font-face style:name="consolas" svg:font-family="consolas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style:line-height-at-least="1.058cm" fo:orphans="2" fo:widows="2" fo:text-indent="0cm" style:auto-text-indent="false" fo:padding="0cm" fo:border="none"/>
    </style:style>
    <style:style style:name="P2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.529cm" style:contextual-spacing="false" fo:text-align="start" style:justify-single-word="false" fo:orphans="2" fo:widows="2" fo:text-indent="0cm" style:auto-text-indent="false" fo:background-color="#f2f2f2" fo:padding="0cm" fo:border="none"/>
      <style:text-properties fo:font-variant="normal" fo:text-transform="none" fo:color="#000000" loext:opacity="100%" style:font-name="consolas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loext:graphic-properties draw:fill="solid" draw:fill-color="#f2f2f2" draw:opacity="100%"/>
      <style:paragraph-properties fo:margin-top="0cm" fo:margin-bottom="0.529cm" style:contextual-spacing="false" fo:text-align="start" style:justify-single-word="false" fo:orphans="2" fo:widows="2" fo:background-color="#f2f2f2" fo:padding="0cm" fo:border="none"/>
      <style:text-properties fo:font-variant="normal" fo:text-transform="none" fo:color="#000000" loext:opacity="100%" style:font-name="consolas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loext:graphic-properties draw:fill="solid" draw:fill-color="#f2f2f2" draw:opacity="100%"/>
      <style:paragraph-properties fo:margin-top="0cm" fo:margin-bottom="0.529cm" style:contextual-spacing="false" fo:text-align="start" style:justify-single-word="false" fo:orphans="2" fo:widows="2" fo:background-color="#f2f2f2" fo:padding="0cm" fo:border="none"/>
      <style:text-properties fo:font-variant="normal" fo:text-transform="none" fo:color="#000000" loext:opacity="100%" style:font-name="consolas" fo:font-size="12pt" fo:letter-spacing="normal" fo:font-style="normal" fo:font-weight="normal" officeooo:rsid="000617d6" officeooo:paragraph-rsid="000617d6" style:font-size-asian="12pt" style:font-size-complex="12pt"/>
    </style:style>
    <style:style style:name="P5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2f2f2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529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text-properties fo:color="#000000" loext:opacity="100%" fo:font-size="12pt" style:font-size-asian="12pt" style:font-size-complex="12pt"/>
    </style:style>
    <style:style style:name="T1" style:family="text">
      <style:text-properties fo:font-variant="normal" fo:text-transform="none" fo:color="#000000" loext:opacity="100%" style:font-name="Oswald" fo:font-size="18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loext:opacity="100%" style:font-name="Oswald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loext:opacity="100%" style:font-name="Oswald" fo:font-size="12pt" fo:letter-spacing="normal" fo:font-style="normal" fo:font-weight="normal" style:font-size-asian="12pt" style:font-size-complex="12pt" loext:padding="0cm" loext:border="none"/>
    </style:style>
    <style:style style:name="T4" style:family="text">
      <style:text-properties fo:font-variant="normal" fo:text-transform="none" fo:color="#000000" loext:opacity="100%" style:font-name="consolas" fo:font-size="12pt" fo:letter-spacing="normal" fo:font-style="normal" fo:font-weight="normal" style:font-size-asian="12pt" style:font-size-complex="12pt" loext:padding="0cm" loext:border="none"/>
    </style:style>
    <style:style style:name="T5" style:family="text">
      <style:text-properties fo:font-variant="normal" fo:text-transform="none" fo:color="#737f85" loext:opacity="100%" style:font-name="consolas" fo:font-size="12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737f85" loext:opacity="100%" style:font-name="consolas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737f85" loext:opacity="100%" style:font-name="consolas" fo:font-size="12pt" fo:letter-spacing="normal" fo:font-style="normal" fo:font-weight="normal" style:font-size-asian="12pt" style:font-size-complex="12pt" loext:padding="0cm" loext:border="none"/>
    </style:style>
    <style:style style:name="T8" style:family="text">
      <style:text-properties fo:font-variant="normal" fo:text-transform="none" style:font-name="Oswald" fo:font-size="12pt" fo:letter-spacing="normal" fo:font-style="normal" fo:font-weight="normal" style:font-size-asian="12pt" style:font-size-complex="12pt" loext:padding="0cm" loext:border="none"/>
    </style:style>
    <style:style style:name="T9" style:family="text">
      <style:text-properties fo:font-variant="normal" fo:text-transform="none" style:font-name="consolas" fo:font-size="12pt" fo:letter-spacing="normal" fo:font-style="normal" fo:font-weight="normal" style:font-size-asian="12pt" style:font-size-complex="12pt" loext:padding="0cm" loext:border="none"/>
    </style:style>
    <style:style style:name="T10" style:family="text">
      <style:text-properties fo:background-color="#eeeeee" loext:char-shading-value="0" loext:padding="0cm" loext:border="none"/>
    </style:style>
    <style:style style:name="T11" style:family="text">
      <style:text-properties fo:color="#313131" loext:opacity="100%" fo:background-color="#eeeeee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¿Qué es el comando sort?</text:span></text:h>
      <text:p text:style-name="P6">El comando <text:span text:style-name="T10">sort</text:span> (ordenar) es un comando para ordenar líneas de archivos de texto. Permite ordenar alfabéticamente, en orden inverso, por número, por mes y también puede eliminar duplicados. El comando sort también puede ordenar por elementos que no estén al principio de la línea, ignorar la sensibilidad a las mayúsculas y minúsculas y devolver si un archivo está ordenado o no.</text:p>
      <text:h text:style-name="P1" text:outline-level="2"><text:span text:style-name="Strong_20_Emphasis"><text:span text:style-name="T3">Cómo ordenar alfabéticamente</text:span></text:span></text:h>
      <text:p text:style-name="P6">El comando <text:span text:style-name="T10">sort</text:span> ordenará las líneas alfabéticamente por defecto. Al ejecutar<text:span text:style-name="T10"> sort filename</text:span> se escribe el contenido del nombre del archivo en orden alfabético en la salida estándar.</text:p>
      <text:p text:style-name="P6">Supongamos que existe un archivo con la siguiente lista de bandas de metal que necesita ser clasificada en orden alfabético. El archivo se guarda como <text:span text:style-name="T10">bands.txt</text:span>.</text:p>
      <text:p text:style-name="P6"/>
      <text:p text:style-name="P2">Motörhead</text:p>
      <text:p text:style-name="P3">Sepultura</text:p>
      <text:p text:style-name="P3">Carcass</text:p>
      <text:p text:style-name="P3">Opeth</text:p>
      <text:p text:style-name="P4">ACDC</text:p>
      <text:p text:style-name="P6">El comando <text:span text:style-name="T10">sort</text:span> nos permite ordenar el archivo alfabéticamente.</text:p>
      <text:p text:style-name="P2">sort bandas.txt</text:p>
      <text:p text:style-name="P3">ACDC</text:p>
      <text:p text:style-name="P3">Carcass</text:p>
      <text:p text:style-name="P3">Motörhead</text:p>
      <text:p text:style-name="P3">Opeth</text:p>
      <text:p text:style-name="P3">Sepultura</text:p>
      <text:h text:style-name="Heading_20_2" text:outline-level="2"><text:span text:style-name="Strong_20_Emphasis">Cómo clasificar en orden inverso</text:span></text:h>
      <text:p text:style-name="P6">Para ordenar en orden inverso añada a sort la opción <text:span text:style-name="T10">-r</text:span> . Esto ordenará en orden inverso y mostrará el resultado deseado.</text:p>
      <text:p text:style-name="P6"><text:soft-page-break/>Utilizando la misma lista de bandas metálicas del ejemplo anterior, este archivo puede clasificarse en orden inverso con la opción <text:span text:style-name="T10">-r</text:span>.</text:p>
      <text:p text:style-name="P2">sort-r bandas.txt</text:p>
      <text:p text:style-name="P2"/>
      <text:p text:style-name="P3">Sepultura</text:p>
      <text:p text:style-name="P3">Opeth</text:p>
      <text:p text:style-name="P3">Motörhead</text:p>
      <text:p text:style-name="P3">Carcass</text:p>
      <text:p text:style-name="P3">ACDC</text:p>
      <text:h text:style-name="Heading_20_2" text:outline-level="2"><text:span text:style-name="Strong_20_Emphasis">Cómo ordenar por número</text:span></text:h>
      <text:p text:style-name="P6">Para ordenar por número use la opción <text:span text:style-name="T10">-n</text:span>. Esto ordenará de menor a mayor número y mostrará el resultado en la pantalla.</text:p>
      <text:p text:style-name="P6">Supongamos que existe un archivo con una lista de prendas de vestir que tiene un número al principio de la línea y que necesita ser ordenado numéricamente. El archivo se guarda como <text:span text:style-name="T10">clothes.txt</text:span>.</text:p>
      <text:p text:style-name="P6"/>
      <text:p text:style-name="P2">3. Zapatos marrones</text:p>
      <text:p text:style-name="P3">5. Corbata azul</text:p>
      <text:p text:style-name="P3">1. Camisa blanca</text:p>
      <text:p text:style-name="P3">11. Pantalones vaqueros</text:p>
      <text:p text:style-name="P3">4. Calzoncillos</text:p>
      <text:p text:style-name="P6">Al añadir la opción <text:span text:style-name="T10">-n</text:span> el archivo se <text:span text:style-name="T10">ordena</text:span> numéricamente.</text:p>
      <text:p text:style-name="P2">sort-n ropa.txt</text:p>
      <text:p text:style-name="P3">1. Camisa blanca</text:p>
      <text:p text:style-name="P3">3. Zapatos marrones</text:p>
      <text:p text:style-name="P3">4. Calzoncillos</text:p>
      <text:p text:style-name="P3">5. Corbata azul</text:p>
      <text:p text:style-name="P3">11. Pantalones vaqueros</text:p>
      <text:h text:style-name="P1" text:outline-level="2"><text:soft-page-break/><text:span text:style-name="Strong_20_Emphasis"><text:span text:style-name="T3">Cómo ordenar el texto en mayúsculas y minúsculas</text:span></text:span></text:h>
      <text:p text:style-name="P6">Para ordenar el texto con mayúsculas y minúsculas, ponga la opción <text:span text:style-name="T10">-f</text:span> a la <text:span text:style-name="T10">ordenación</text:span>. Esto ignorará la distinción entre mayúsculas y minúsculas al ordenar y mostrará el resultado en la pantalla.</text:p>
      <text:p text:style-name="P6">Si un archivo tiene contenido en mayúsculas y minúsculas, la <text:span text:style-name="T10">ordenación</text:span> se hará primero en mayúsculas. Supongamos que existe un archivo con una lista de nombres en un archivo llamado <text:span text:style-name="T10">nombres.txt</text:span>.</text:p>
      <text:p text:style-name="P2">Sam</text:p>
      <text:p text:style-name="P3">Sally</text:p>
      <text:p text:style-name="P3">Sarah</text:p>
      <text:p text:style-name="P3">Steven</text:p>
      <text:p text:style-name="P6">Por defecto, <text:span text:style-name="T10">sort</text:span> ordenará primero los caracteres en mayúsculas.</text:p>
      <text:p text:style-name="P2">sort nombres.txt</text:p>
      <text:p text:style-name="P3">Sam</text:p>
      <text:p text:style-name="P3">Sarah</text:p>
      <text:p text:style-name="P3">Sally</text:p>
      <text:p text:style-name="P3">Steven</text:p>
      <text:p text:style-name="P6">Para ordenar e ignorar los casos utilice la opción <text:span text:style-name="T10">-f</text:span>.</text:p>
      <text:p text:style-name="P2">sort -f nombres.txt</text:p>
      <text:p text:style-name="P3">Sally</text:p>
      <text:p text:style-name="P3">Sam</text:p>
      <text:p text:style-name="P3">Sarah</text:p>
      <text:p text:style-name="P3">Steven</text:p>
      <text:h text:style-name="P1" text:outline-level="2"><text:span text:style-name="Strong_20_Emphasis"><text:span text:style-name="T3">Cómo comprobar si un archivo ya está clasificado</text:span></text:span></text:h>
      <text:p text:style-name="P6">Para comprobar si un archivo ya está ordenado, ponga la opción <text:span text:style-name="T10">-c</text:span> a <text:span text:style-name="T10">sort</text:span>. Esto mostrará si hay líneas que están fuera de orden.</text:p>
      <text:p text:style-name="P6">Supongamos que existe un archivo con una lista de coches llamada <text:span text:style-name="T10">coches.txt.</text:span></text:p>
      <text:p text:style-name="P2">Audi</text:p>
      <text:p text:style-name="P3">Cadillac</text:p>
      <text:p text:style-name="P3"><text:soft-page-break/>BMW</text:p>
      <text:p text:style-name="P3">Dodge </text:p>
      <text:p text:style-name="P6">El comando <text:span text:style-name="T10">sort</text:span> puede utilizarse para saber si este archivo está ordenado y qué líneas están desordenadas.</text:p>
      <text:p text:style-name="P2">sort -c coches.txt</text:p>
      <text:p text:style-name="P3">sort: cars.txt:3: disorder: BMW</text:p>
      <text:p text:style-name="P7">Si no hay salida, se considera que el archivo ya está ordenado.</text:p>
      <text:h text:style-name="Heading_20_2" text:outline-level="2"><text:span text:style-name="Strong_20_Emphasis">Cómo clasificar y eliminar duplicados</text:span></text:h>
      <text:p text:style-name="P6">Para ordenar y eliminar los duplicados pase la opción <text:span text:style-name="T10">-u</text:span> a <text:span text:style-name="T10">sort</text:span>. Esto escribirá una lista ordenada en la salida estándar y eliminará los duplicados.</text:p>
      <text:p text:style-name="P6">Supongamos que existe un fichero con una lista de cereales de desayuno para clasificar. Este archivo contiene un número de duplicados. Se guarda en el archivo <text:span text:style-name="T10">breakfast.txt</text:span>.</text:p>
      <text:p text:style-name="P2">Cornflakes</text:p>
      <text:p text:style-name="P3">Sultana Bran</text:p>
      <text:p text:style-name="P3">Weetabix </text:p>
      <text:p text:style-name="P3">Sultana Bran</text:p>
      <text:p text:style-name="P3">Cornflakes </text:p>
      <text:p text:style-name="P3">Shredded Wheat</text:p>
      <text:p text:style-name="P3">Cherrios</text:p>
      <text:p text:style-name="P3">Weetabix</text:p>
      <text:p text:style-name="P6">Utilizando la opción <text:span text:style-name="T10">-u</text:span> se puede ordenar este archivo y eliminar los duplicados.</text:p>
      <text:p text:style-name="P2">sort -u desayuno.txt</text:p>
      <text:p text:style-name="P3">Cherrios</text:p>
      <text:p text:style-name="P3">Cornflakes </text:p>
      <text:p text:style-name="P5"><text:span text:style-name="Source_20_Text"><text:span text:style-name="T4">Shredded Wheat</text:span></text:span></text:p>
      <text:p text:style-name="P3">Sultana Bran</text:p>
      <text:p text:style-name="P3">Weetabix</text:p>
      <text:h text:style-name="Heading_20_2" text:outline-level="2"><text:soft-page-break/><text:span text:style-name="Strong_20_Emphasis">Cómo ordenar por meses</text:span></text:h>
      <text:p text:style-name="P6">Para ordenar por mes pase la opción <text:span text:style-name="T10">-M</text:span> a <text:span text:style-name="T10">sort</text:span>. Esto escribirá una lista clasificada en la salida estándar ordenada por el nombre del mes.</text:p>
      <text:p text:style-name="P6">Supongamos que el siguiente archivo existe y se guarda como <text:span text:style-name="T10">months.txt</text:span>.</text:p>
      <text:p text:style-name="P2">Febrero</text:p>
      <text:p text:style-name="P3">Enero</text:p>
      <text:p text:style-name="P3">Marzo</text:p>
      <text:p text:style-name="P3">Agosto</text:p>
      <text:p text:style-name="P3">Septiembre</text:p>
      <text:p text:style-name="P6">La opción <text:span text:style-name="T10">-M</text:span> con sort nos permite <text:span text:style-name="T10">ordenar</text:span> este archivo.</text:p>
      <text:p text:style-name="P2">sort -M meses.txt</text:p>
      <text:p text:style-name="P3">Enero</text:p>
      <text:p text:style-name="P3">Febrero</text:p>
      <text:p text:style-name="P3">Marzo</text:p>
      <text:p text:style-name="P3">Agosto</text:p>
      <text:p text:style-name="P3">Septiembre</text:p>
      <text:h text:style-name="Heading_20_2" text:outline-level="2"><text:span text:style-name="Strong_20_Emphasis">Cómo ordenar por elementos que no están al principio de la línea</text:span></text:h>
      <text:p text:style-name="P6">Para ordenar por elementos que no están al principio de la línea pase la opción <text:span text:style-name="T10">-k</text:span> para <text:span text:style-name="T10">ordenar</text:span> junto con un número de valor del campo a ordenar. Esto escribirá el resultado en la salida estándar.</text:p>
      <text:p text:style-name="P6">Supongamos que existe un archivo con una lista de pedidos que se guarda como <text:span text:style-name="T10">pedidos.txt</text:span>.</text:p>
      <text:p text:style-name="P2">1023 AcmeCo "Bouncey Castle"</text:p>
      <text:p text:style-name="P3">1003 FooCo "Fluffy Toy"</text:p>
      <text:p text:style-name="P3">1013 AcmeCo "Sombrero comestible"</text:p>
      <text:p text:style-name="P3">1042 FooCo "Cojín de lazo"</text:p>
      <text:p text:style-name="P6"><text:soft-page-break/>El archivo debe ser ordenado por el nombre de la empresa que los colocó. Utilizando la opción<text:span text:style-name="T10"> -k</text:span> y pasándole un número de la clave se puede conseguir esto.</text:p>
      <text:p text:style-name="P2">sort -k 2 pedidos.txt</text:p>
      <text:p text:style-name="P3">1023 AcmeCo "Bouncey Castle"</text:p>
      <text:p text:style-name="P3">1013 AcmeCo "Sombrero comestible"</text:p>
      <text:p text:style-name="P3">1003 FooCo "Fluffy Toy"</text:p>
      <text:p text:style-name="P3">1042 FooCo "Cojín de lazo"</text:p>
      <text:h text:style-name="P1" text:outline-level="2"><text:span text:style-name="Strong_20_Emphasis"><text:span text:style-name="T3">Cómo ordenar un archivo CSV</text:span></text:span></text:h>
      <text:p text:style-name="P6">Para ordenar por un delimitador pase la opción <text:span text:style-name="T10">-t</text:span> para <text:span text:style-name="T10">ordenar</text:span> junto con el valor del delimitador. En el caso de un archivo CSV sería<text:span text:style-name="T10"> ,</text:span>. Esto puede combinarse con la opción <text:span text:style-name="T10">-k</text:span> para ordenar por campos dentro de un CSV. El resultado se escribirá en la salida estándar.</text:p>
      <text:p text:style-name="P6">Supongamos que existe un archivo con una lista de quesos que se guarda como <text:span text:style-name="T10">cheese.csv</text:span>.</text:p>
      <text:p text:style-name="P2">2, Maroilles,1.13</text:p>
      <text:p text:style-name="P3">3, Obispo Apestoso, 1,65</text:p>
      <text:p text:style-name="P3">1, Brie de Meaux,1.99</text:p>
      <text:p text:style-name="P3">4, Munster, 1,29</text:p>
      <text:p text:style-name="P6">El archivo puede ordenarse por el nombre del queso utilizando una combinación de las opciones <text:span text:style-name="T10">-k</text:span> y <text:span text:style-name="T10">-t</text:span>.</text:p>
      <text:p text:style-name="P2">sort -k 2 -t , cheese.csv</text:p>
      <text:p text:style-name="P3">2, Maroilles,1.13</text:p>
      <text:p text:style-name="P3">2, Maroilles,1.13</text:p>
      <text:p text:style-name="P3">3, Obispo Apestoso, 1,65</text:p>
      <text:p text:style-name="P3">1, Brie de Meaux,1.99</text:p>
      <text:p text:style-name="P3">4, Munster, 1,29</text:p>
      <text:p text:style-name="P7">Para clasificar el queso más caro se pueden utilizar las opciones numérica e inversa.</text:p>
      <text:p text:style-name="P2"><text:soft-page-break/>sort -k 3 -t , -n -r queso.csv</text:p>
      <text:p text:style-name="P3">1, Brie de Meaux,1.99</text:p>
      <text:p text:style-name="P3">3, Obispo Apestoso, 1,65</text:p>
      <text:p text:style-name="P3">4, Munster, 1,29</text:p>
      <text:p text:style-name="P3">2, Maroilles,1.13</text:p>
      <text:p text:style-name="P8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erif"/>
    <style:font-face style:name="Oswald" svg:font-family="Oswald, sans-serif"/>
    <style:font-face style:name="consolas" svg:font-family="consola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1:05:27.036017484</meta:creation-date>
    <dc:date>2023-05-20T21:09:04.764140219</dc:date>
    <meta:editing-duration>PT3M38S</meta:editing-duration>
    <meta:editing-cycles>1</meta:editing-cycles>
    <meta:document-statistic meta:table-count="0" meta:image-count="0" meta:object-count="0" meta:page-count="7" meta:paragraph-count="138" meta:word-count="930" meta:character-count="5561" meta:non-whitespace-character-count="4763"/>
    <meta:generator>LibreOffice/7.4.6.2$Linux_X86_64 LibreOffice_project/40$Build-2</meta:generator>
  </office:meta>
</office:document-meta>
</file>